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3571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Condition to check if the actuator has swung past the limit, escaping the ServoThreshold limit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No.</text:p>
          </table:table-cell>
          <table:table-cell table:style-name="ce2" office:value-type="string">
            <text:p>Y_i</text:p>
          </table:table-cell>
          <table:table-cell table:style-name="ce2" office:value-type="string">
            <text:p>θ</text:p>
          </table:table-cell>
          <table:table-cell table:style-name="ce2" office:value-type="string">
            <text:p>[Y_i (θ/|θ|) - θ(Y_i/|Y_i|)] * [|Y_i/|Y_i| + θ/|θ||] * 1/2</text:p>
          </table:table-cell>
          <table:table-cell table:style-name="ce2" office:value-type="string">
            <text:p>[Y_i (θ/|θ|) - θ(Y_i/|Y_i|)] * [Y_i/|Y_i| + θ/|θ|] * 1/2</text:p>
          </table:table-cell>
          <table:table-cell table:style-name="ce4"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 (([.B3] * ([.C3]/ABS([.C3]))) - ([.C3] * ([.B3]/ABS([.B3])))) * (ABS(([.B3]/ABS([.B3])) + ([.C3]/ABS([.C3])))) * 0.5" office:value-type="float" office:value="10">
            <text:p>10</text:p>
          </table:table-cell>
          <table:table-cell table:formula="of:= (([.B3] * ([.C3]/ABS([.C3]))) - ([.C3] * ([.B3]/ABS([.B3])))) * (([.B3]/ABS([.B3])) + ([.C3]/ABS([.C3]))) * 0.5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-50">
            <text:p>-50</text:p>
          </table:table-cell>
          <table:table-cell table:formula="of:= (([.B4] * ([.C4]/ABS([.C4]))) - ([.C4] * ([.B4]/ABS([.B4])))) * (ABS(([.B4]/ABS([.B4])) + ([.C4]/ABS([.C4])))) * 0.5" office:value-type="float" office:value="-0">
            <text:p>0</text:p>
          </table:table-cell>
          <table:table-cell table:formula="of:= (([.B4] * ([.C4]/ABS([.C4]))) - ([.C4] * ([.B4]/ABS([.B4])))) * (([.B4]/ABS([.B4])) + ([.C4]/ABS([.C4]))) * 0.5" office:value-type="float" office:value="-0">
            <text:p>0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table:formula="of:= (([.B5] * ([.C5]/ABS([.C5]))) - ([.C5] * ([.B5]/ABS([.B5])))) * (ABS(([.B5]/ABS([.B5])) + ([.C5]/ABS([.C5])))) * 0.5" office:value-type="float" office:value="-0">
            <text:p>0</text:p>
          </table:table-cell>
          <table:table-cell table:formula="of:= (([.B5] * ([.C5]/ABS([.C5]))) - ([.C5] * ([.B5]/ABS([.B5])))) * (([.B5]/ABS([.B5])) + ([.C5]/ABS([.C5]))) * 0.5" office:value-type="float" office:value="-0">
            <text:p>0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60">
            <text:p>-60</text:p>
          </table:table-cell>
          <table:table-cell office:value-type="float" office:value="-50">
            <text:p>-50</text:p>
          </table:table-cell>
          <table:table-cell table:formula="of:= (([.B6] * ([.C6]/ABS([.C6]))) - ([.C6] * ([.B6]/ABS([.B6])))) * (ABS(([.B6]/ABS([.B6])) + ([.C6]/ABS([.C6])))) * 0.5" office:value-type="float" office:value="10">
            <text:p>10</text:p>
          </table:table-cell>
          <table:table-cell table:formula="of:= (([.B6] * ([.C6]/ABS([.C6]))) - ([.C6] * ([.B6]/ABS([.B6])))) * (([.B6]/ABS([.B6])) + ([.C6]/ABS([.C6]))) * 0.5" office:value-type="float" office:value="-10">
            <text:p>-10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formula="of:= (([.B7] * ([.C7]/ABS([.C7]))) - ([.C7] * ([.B7]/ABS([.B7])))) * (ABS(([.B7]/ABS([.B7])) + ([.C7]/ABS([.C7])))) * 0.5" office:value-type="float" office:value="-10">
            <text:p>-10</text:p>
          </table:table-cell>
          <table:table-cell table:formula="of:= (([.B7] * ([.C7]/ABS([.C7]))) - ([.C7] * ([.B7]/ABS([.B7])))) * (([.B7]/ABS([.B7])) + ([.C7]/ABS([.C7]))) * 0.5" office:value-type="float" office:value="-10">
            <text:p>-10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-70">
            <text:p>-70</text:p>
          </table:table-cell>
          <table:table-cell table:formula="of:= (([.B8] * ([.C8]/ABS([.C8]))) - ([.C8] * ([.B8]/ABS([.B8])))) * (ABS(([.B8]/ABS([.B8])) + ([.C8]/ABS([.C8])))) * 0.5" office:value-type="float" office:value="0">
            <text:p>0</text:p>
          </table:table-cell>
          <table:table-cell table:formula="of:= (([.B8] * ([.C8]/ABS([.C8]))) - ([.C8] * ([.B8]/ABS([.B8])))) * (([.B8]/ABS([.B8])) + ([.C8]/ABS([.C8]))) * 0.5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60">
            <text:p>-60</text:p>
          </table:table-cell>
          <table:table-cell office:value-type="float" office:value="70">
            <text:p>70</text:p>
          </table:table-cell>
          <table:table-cell table:formula="of:= (([.B9] * ([.C9]/ABS([.C9]))) - ([.C9] * ([.B9]/ABS([.B9])))) * (ABS(([.B9]/ABS([.B9])) + ([.C9]/ABS([.C9])))) * 0.5" office:value-type="float" office:value="0">
            <text:p>0</text:p>
          </table:table-cell>
          <table:table-cell table:formula="of:= (([.B9] * ([.C9]/ABS([.C9]))) - ([.C9] * ([.B9]/ABS([.B9])))) * (([.B9]/ABS([.B9])) + ([.C9]/ABS([.C9]))) * 0.5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60">
            <text:p>-60</text:p>
          </table:table-cell>
          <table:table-cell office:value-type="float" office:value="-70">
            <text:p>-70</text:p>
          </table:table-cell>
          <table:table-cell table:formula="of:= (([.B10] * ([.C10]/ABS([.C10]))) - ([.C10] * ([.B10]/ABS([.B10])))) * (ABS(([.B10]/ABS([.B10])) + ([.C10]/ABS([.C10])))) * 0.5" office:value-type="float" office:value="-10">
            <text:p>-10</text:p>
          </table:table-cell>
          <table:table-cell table:formula="of:= (([.B10] * ([.C10]/ABS([.C10]))) - ([.C10] * ([.B10]/ABS([.B10])))) * (([.B10]/ABS([.B10])) + ([.C10]/ABS([.C10]))) * 0.5" office:value-type="float" office:value="10">
            <text:p>10</text:p>
          </table:table-cell>
          <table:table-cell table:number-columns-repeated="1019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nash Ranganath</meta:initial-creator>
    <meta:creation-date>2014-01-17T18:55:14</meta:creation-date>
    <dc:date>2014-01-17T19:41:37</dc:date>
    <dc:creator>Avinash Ranganath</dc:creator>
    <meta:editing-duration>PT16M2S</meta:editing-duration>
    <meta:editing-cycles>1</meta:editing-cycles>
    <meta:document-statistic meta:table-count="3" meta:cell-count="46" meta:object-count="0"/>
    <meta:generator>LibreOffice/3.5$Linux_X86_64 LibreOffice_project/350m1$Build-2</meta:generator>
  </office:meta>
</office:document-meta>
</file>